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42cm"/>
      <style:paragraph-properties style:writing-mode="lr-tb"/>
    </style:style>
    <style:style style:name="gr3" style:family="graphic" style:parent-style-name="standard">
      <style:graphic-properties draw:stroke="solid" svg:stroke-color="#000000" draw:marker-start-width="0.4cm" draw:marker-end-width="0.4cm"/>
    </style:style>
    <style:style style:name="gr4" style:family="graphic" style:parent-style-name="standard">
      <style:graphic-properties draw:stroke="none" svg:stroke-color="#000000" draw:fill="none" fo:min-height="1.906cm"/>
      <style:paragraph-properties style:writing-mode="lr-tb"/>
    </style:style>
    <style:style style:name="gr5" style:family="graphic" style:parent-style-name="standard">
      <style:graphic-properties draw:stroke="dash" draw:stroke-dash="Ultrafein_20_gestrichelt" svg:stroke-color="#000000" draw:marker-start-width="0.4cm" draw:marker-end-width="0.4cm"/>
    </style:style>
    <style:style style:name="gr6" style:family="graphic" style:parent-style-name="standard">
      <style:graphic-properties draw:stroke="solid" draw:stroke-dash="Dash_20_2" svg:stroke-width="0.1cm" svg:stroke-color="#000000" draw:marker-start="Arrowheads_20_34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745cm" fo:min-width="7.9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.586cm"/>
      <style:paragraph-properties style:writing-mode="lr-tb"/>
    </style:style>
    <style:style style:name="gr10" style:family="graphic" style:parent-style-name="standard">
      <style:graphic-properties draw:stroke="solid" draw:stroke-dash="Dash_20_2" svg:stroke-width="0.1cm" svg:stroke-color="#000000" draw:marker-start="Arrowheads_20_35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dash" draw:stroke-dash="Ultrafein_20_gestrichelt" svg:stroke-color="#000000" draw:marker-start="" draw:marker-end=""/>
    </style:style>
    <style:style style:name="gr12" style:family="graphic" style:parent-style-name="objectwithoutfill">
      <style:graphic-properties draw:stroke="solid" svg:stroke-color="#000000" draw:fill="none"/>
    </style:style>
    <style:style style:name="gr13" style:family="graphic" style:parent-style-name="standard">
      <style:graphic-properties draw:stroke="solid" draw:stroke-dash="Dash_20_2" svg:stroke-width="0cm" svg:stroke-color="#000000" draw:marker-start="" draw:marker-start-width="0.4cm" draw:marker-start-center="false" draw:marker-end="" draw:marker-end-width="0.4cm" draw:marker-end-center="false" svg:stroke-opacity="100%" draw:stroke-linejoin="round" fo:padding-top="0cm" fo:padding-bottom="0cm" fo:padding-left="0cm" fo:padding-right="0cm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draw:stroke-dash="Dash_20_2" svg:stroke-width="0.1cm" svg:stroke-color="#000000" draw:marker-start="Arrowheads_20_37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2cm" fo:min-width="7.9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cm" fo:min-width="7.9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898cm" fo:min-width="1cm"/>
      <style:paragraph-properties style:writing-mode="lr-tb"/>
    </style:style>
    <style:style style:name="gr18" style:family="graphic" style:parent-style-name="standard">
      <style:graphic-properties draw:stroke="solid" svg:stroke-color="#000000"/>
    </style:style>
    <style:style style:name="gr19" style:family="graphic" style:parent-style-name="standard">
      <style:graphic-properties draw:stroke="solid" draw:stroke-dash="Dash_20_2" svg:stroke-width="0.1cm" svg:stroke-color="#000000" draw:marker-start="Arrowheads_20_38" draw:marker-start-width="0.55cm" draw:marker-start-center="false" draw:marker-end-width="0.55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P1" style:family="paragraph">
      <style:paragraph-properties fo:margin-left="0cm" fo:margin-right="0cm" fo:text-align="center" fo:text-indent="0cm"/>
      <style:text-properties style:font-name="Liberation Sans" fo:font-size="18pt" fo:language="en" fo:country="US" style:letter-kerning="true" style:font-name-asian="Noto Sans CJK SC" style:font-size-asian="18pt" style:font-name-complex="Lohit Devanagari" style:font-size-complex="18pt"/>
    </style:style>
    <style:style style:name="P2" style:family="paragraph">
      <style:paragraph-properties fo:margin-left="1.4cm" fo:margin-right="0cm" fo:text-align="center" fo:text-indent="-1.4cm"/>
      <style:text-properties style:font-name="Liberation Sans" fo:font-size="18pt" fo:language="en" fo:country="US" style:letter-kerning="true" style:font-name-asian="Noto Sans CJK SC" style:font-size-asian="18pt" style:font-name-complex="Lohit Devanagari" style:font-size-complex="18pt"/>
    </style:style>
    <style:style style:name="P3" style:family="paragraph">
      <loext:graphic-properties draw:fill="none"/>
      <style:paragraph-properties fo:margin-left="1.4cm" fo:margin-right="0cm" fo:text-align="start" fo:text-indent="-1.4cm"/>
      <style:text-properties fo:language="en" fo:country="US" style:font-size-asian="18pt" style:font-size-complex="18pt"/>
    </style:style>
    <style:style style:name="P4" style:family="paragraph">
      <style:paragraph-properties fo:margin-left="0.056cm" fo:margin-right="0cm" fo:text-indent="-0.056cm"/>
    </style:style>
    <style:style style:name="P5" style:family="paragraph">
      <loext:graphic-properties draw:fill="none" draw:fill-color="#ffffff"/>
      <style:paragraph-properties fo:margin-left="0.056cm" fo:margin-right="0cm" fo:text-indent="-0.056cm"/>
      <style:text-properties fo:font-size="18pt"/>
    </style:style>
    <style:style style:name="P6" style:family="paragraph">
      <loext:graphic-properties draw:fill="none"/>
      <style:paragraph-properties fo:margin-left="0.056cm" fo:margin-right="0cm" fo:text-indent="-0.05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margin-left="1.4cm" fo:margin-right="0cm" fo:text-indent="-1.4cm"/>
    </style:style>
    <style:style style:name="P9" style:family="paragraph">
      <style:paragraph-properties fo:margin-left="1.4cm" fo:margin-right="0cm" fo:text-align="center" fo:text-indent="-1.4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056cm" fo:margin-right="0cm" fo:text-align="center" fo:text-indent="-0.056cm"/>
    </style:style>
    <style:style style:name="P12" style:family="paragraph">
      <loext:graphic-properties draw:fill="none" draw:fill-color="#ffffff"/>
      <style:paragraph-properties fo:margin-left="0.056cm" fo:margin-right="0cm" fo:text-align="center" fo:text-indent="-0.056cm"/>
      <style:text-properties style:font-name="Courier" fo:font-size="22pt"/>
    </style:style>
    <style:style style:name="P13" style:family="paragraph">
      <loext:graphic-properties draw:fill="none" draw:fill-color="#ffffff"/>
      <style:paragraph-properties fo:margin-left="0.056cm" fo:margin-right="0cm" fo:text-indent="-0.056cm"/>
      <style:text-properties fo:font-weight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.056cm" fo:margin-right="0cm" fo:text-align="center" fo:text-indent="-0.056cm"/>
      <style:text-properties fo:font-weight="bold"/>
    </style:style>
    <style:style style:name="T1" style:family="text">
      <style:text-properties fo:font-size="18pt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imes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3" style:family="text">
      <style:text-properties fo:language="en" fo:country="GB" fo:font-weight="normal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style:font-name="Courier" fo:font-size="22pt" style:text-underline-style="solid" style:text-underline-width="auto" style:text-underline-color="font-color"/>
    </style:style>
    <style:style style:name="T7" style:family="text">
      <style:text-properties style:font-name="Courier" fo:font-size="22pt"/>
    </style:style>
    <style:style style:name="T8" style:family="text">
      <style:text-properties fo:font-weight="bold"/>
    </style:style>
    <style:style style:name="T9" style:family="text">
      <style:text-properties fo:language="en" fo:country="US"/>
    </style:style>
    <style:style style:name="T10" style:family="text">
      <style:text-properties style:font-name="Courier" fo:font-size="22pt" style:text-underline-style="solid" style:text-underline-width="auto" style:text-underline-color="font-color" fo:font-weight="bold"/>
    </style:style>
    <style:style style:name="T11" style:family="text">
      <style:text-properties style:font-name="Courier" fo:font-size="22pt" fo:font-weight="bold"/>
    </style:style>
    <style:style style:name="T12" style:family="text">
      <style:text-properties style:font-name="Courier" fo:font-size="22pt" fo:font-weight="normal" style:font-weight-asian="normal" style:font-weight-complex="normal"/>
    </style:style>
    <style:style style:name="T13" style:family="text">
      <style:text-properties style:font-name="Courier" fo:font-size="22pt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draw:layer="layout" svg:width="7.5cm" svg:height="2cm" svg:x="6.416cm" svg:y="11.001cm">
          <text:p text:style-name="P1">IRQ controller </text:p>
          <text:p text:style-name="P2">(primary / PLIC)</text:p>
        </draw:rect>
        <draw:frame draw:style-name="gr2" draw:text-style-name="P5" draw:layer="layout" svg:width="2.519cm" svg:height="0.962cm" svg:x="6.987cm" svg:y="13.508cm">
          <draw:text-box>
            <text:p text:style-name="P4"><text:span text:style-name="T1">set PC</text:span></text:p>
          </draw:text-box>
        </draw:frame>
        <draw:line draw:style-name="gr3" draw:layer="layout" svg:x1="9.416cm" svg:y1="14.484cm" svg:x2="9.416cm" svg:y2="12.984cm">
          <text:p/>
        </draw:line>
        <draw:frame draw:style-name="gr4" draw:text-style-name="P6" draw:layer="layout" svg:width="3.627cm" svg:height="2.156cm" svg:x="11.416cm" svg:y="13.018cm">
          <draw:text-box>
            <text:p text:style-name="P4"><text:span text:style-name="T2">IRQ</text:span></text:p>
            <text:p text:style-name="P4"><text:span text:style-name="T2">handler no</text:span></text:p>
          </draw:text-box>
        </draw:frame>
        <draw:line draw:style-name="gr5" draw:layer="layout" svg:x1="10.916cm" svg:y1="14.484cm" svg:x2="10.916cm" svg:y2="12.984cm">
          <text:p/>
        </draw:line>
        <draw:rect draw:style-name="gr1" draw:text-style-name="P8" draw:layer="layout" svg:width="5cm" svg:height="2cm" svg:x="1.916cm" svg:y="7.001cm">
          <text:p text:style-name="P7"><text:span text:style-name="T3">IRQ controller</text:span></text:p>
          <text:p text:style-name="P7"><text:span text:style-name="T4">0</text:span></text:p>
        </draw:rect>
        <draw:line draw:style-name="gr6" draw:layer="layout" svg:x1="10.416cm" svg:y1="11.001cm" svg:x2="10.416cm" svg:y2="10.001cm">
          <text:p/>
        </draw:line>
        <draw:frame draw:style-name="gr7" draw:text-style-name="P5" draw:layer="layout" svg:width="3.154cm" svg:height="0.962cm" svg:x="7.391cm" svg:y="9.939cm">
          <draw:text-box>
            <text:p text:style-name="P4"><text:span text:style-name="T1">IRQ(N:0)</text:span></text:p>
          </draw:text-box>
        </draw:frame>
        <draw:rect draw:style-name="gr1" draw:text-style-name="P8" draw:layer="layout" svg:width="3cm" svg:height="2cm" svg:x="13.916cm" svg:y="7.001cm">
          <text:p text:style-name="P7">Peri</text:p>
          <text:p text:style-name="P9"><text:span text:style-name="T5">2</text:span></text:p>
        </draw:rect>
        <draw:rect draw:style-name="gr1" draw:text-style-name="P8" draw:layer="layout" svg:width="3cm" svg:height="1cm" svg:x="4.416cm" svg:y="4.501cm">
          <text:p text:style-name="P7">IK<text:span text:style-name="T4">0.1</text:span></text:p>
        </draw:rect>
        <draw:rect draw:style-name="gr1" draw:text-style-name="P8" draw:layer="layout" svg:width="3cm" svg:height="1cm" svg:x="0.916cm" svg:y="4.501cm">
          <text:p text:style-name="P10">Peri<text:span text:style-name="T5">0.0</text:span></text:p>
        </draw:rect>
        <draw:frame draw:style-name="gr8" draw:text-style-name="P12" draw:layer="layout" svg:width="7.953cm" svg:height="1.995cm" svg:x="6.463cm" svg:y="14.825cm">
          <draw:text-box>
            <text:p text:style-name="P11"><text:span text:style-name="T6">irq_handler()</text:span></text:p>
            <text:p text:style-name="P11"><text:span text:style-name="T7">table[irq_no]();</text:span></text:p>
          </draw:text-box>
        </draw:frame>
        <draw:frame draw:style-name="gr9" draw:text-style-name="P13" draw:layer="layout" svg:width="1.147cm" svg:height="1.148cm" draw:transform="rotate (-3.14159265358979) translate (18.916cm 8.984cm)">
          <draw:text-box>
            <text:p text:style-name="P4"><text:span text:style-name="T8">...</text:span></text:p>
          </draw:text-box>
        </draw:frame>
        <draw:line draw:style-name="gr10" draw:layer="layout" svg:x1="4.416cm" svg:y1="7.001cm" svg:x2="4.416cm" svg:y2="6.001cm">
          <text:p/>
        </draw:line>
        <draw:line draw:style-name="gr11" draw:layer="layout" svg:x1="0.916cm" svg:y1="14.501cm" svg:x2="19.916cm" svg:y2="14.501cm">
          <text:p/>
        </draw:line>
        <draw:rect draw:style-name="gr1" draw:text-style-name="P8" draw:layer="layout" svg:width="5cm" svg:height="2cm" svg:x="7.916cm" svg:y="7.001cm">
          <text:p text:style-name="P7">IRQ <text:span text:style-name="T9">controller</text:span></text:p>
          <text:p text:style-name="P9"><text:span text:style-name="T5">1</text:span></text:p>
        </draw:rect>
        <draw:polyline draw:style-name="gr12" draw:text-style-name="P14" draw:layer="layout" svg:width="5.999cm" svg:height="0.999cm" draw:transform="rotate (-3.14159265358979) translate (10.416cm 10.001cm)" svg:viewBox="0 0 6000 1000" draw:points="6000,1000 6000,0 0,0">
          <text:p/>
        </draw:polyline>
        <draw:polyline draw:style-name="gr12" draw:text-style-name="P14" draw:layer="layout" svg:width="4.999cm" svg:height="0.999cm" draw:transform="rotate (-3.14159265358979) translate (15.4160000000036cm 10.001cm)" svg:viewBox="0 0 5000 1000" draw:points="0,1000 0,0 5000,0">
          <text:p/>
        </draw:polyline>
        <draw:line draw:style-name="gr12" draw:text-style-name="P14" draw:layer="layout" svg:x1="10.416cm" svg:y1="9.001cm" svg:x2="10.416cm" svg:y2="10.001cm">
          <text:p/>
        </draw:line>
        <draw:polyline draw:style-name="gr12" draw:text-style-name="P14" draw:layer="layout" svg:width="2.999cm" svg:height="0.999cm" draw:transform="rotate (-3.14159265358979) translate (18.4160000000036cm 10.001cm)" svg:viewBox="0 0 3000 1000" draw:points="0,1000 0,0 3000,0">
          <text:p/>
        </draw:polyline>
        <draw:polyline draw:style-name="gr12" draw:text-style-name="P14" draw:layer="layout" svg:width="3.499cm" svg:height="0.499cm" svg:x="2.416cm" svg:y="5.501cm" svg:viewBox="0 0 3500 500" draw:points="0,0 0,500 3500,500 3500,0">
          <text:p/>
        </draw:polyline>
        <draw:frame draw:style-name="gr9" draw:text-style-name="P13" draw:layer="layout" svg:width="1.147cm" svg:height="1.148cm" draw:transform="rotate (-3.14159265358979) translate (8.416cm 5.501cm)">
          <draw:text-box>
            <text:p text:style-name="P4"><text:span text:style-name="T8">...</text:span></text:p>
          </draw:text-box>
        </draw:frame>
        <draw:frame draw:style-name="gr9" draw:text-style-name="P13" draw:layer="layout" svg:width="1.147cm" svg:height="1.148cm" draw:transform="rotate (-3.14159265358979) translate (10.916cm 5.501cm)">
          <draw:text-box>
            <text:p text:style-name="P4"><text:span text:style-name="T8">...</text:span></text:p>
          </draw:text-box>
        </draw:frame>
        <draw:line draw:style-name="gr13" draw:layer="layout" svg:x1="10.416cm" svg:y1="7.001cm" svg:x2="10.416cm" svg:y2="6.001cm">
          <text:p/>
        </draw:line>
        <draw:polyline draw:style-name="gr12" draw:text-style-name="P14" draw:layer="layout" svg:width="2.999cm" svg:height="0.499cm" svg:x="8.916cm" svg:y="5.501cm" svg:viewBox="0 0 3000 500" draw:points="0,0 0,500 3000,500 3000,0">
          <text:p/>
        </draw:polyline>
        <draw:line draw:style-name="gr14" draw:layer="layout" svg:x1="10.416cm" svg:y1="17.501cm" svg:x2="10.416cm" svg:y2="16.501cm">
          <text:p/>
        </draw:line>
        <draw:frame draw:style-name="gr15" draw:text-style-name="P12" draw:layer="layout" svg:width="9cm" svg:height="2.25cm" svg:x="0.916cm" svg:y="17.876cm">
          <draw:text-box>
            <text:p text:style-name="P11"><text:span text:style-name="T6">irq_handler</text:span><text:span text:style-name="T10">0</text:span><text:span text:style-name="T6">()</text:span></text:p>
            <text:p text:style-name="P11"><text:span text:style-name="T7">table</text:span><text:span text:style-name="T11">0</text:span><text:span text:style-name="T12">[</text:span><text:span text:style-name="T7">irq_no</text:span><text:span text:style-name="T11">0</text:span><text:span text:style-name="T12">]</text:span><text:span text:style-name="T7">();</text:span></text:p>
          </draw:text-box>
        </draw:frame>
        <draw:frame draw:style-name="gr16" draw:text-style-name="P12" draw:layer="layout" svg:width="7.821cm" svg:height="1.801cm" svg:x="12.639cm" svg:y="18.356cm">
          <draw:text-box>
            <text:p text:style-name="P11"><text:span text:style-name="T6">peri_handler</text:span><text:span text:style-name="T13">2</text:span><text:span text:style-name="T6">()</text:span></text:p>
            <text:p text:style-name="P11"><text:span text:style-name="T7"/></text:p>
          </draw:text-box>
        </draw:frame>
        <draw:polyline draw:style-name="gr12" draw:text-style-name="P14" draw:layer="layout" svg:width="10.999cm" svg:height="0.499cm" svg:x="5.416cm" svg:y="17.501cm" svg:viewBox="0 0 11000 500" draw:points="0,500 0,0 11000,0 11000,500">
          <text:p/>
        </draw:polyline>
        <draw:frame draw:style-name="gr17" draw:text-style-name="P15" draw:layer="layout" svg:width="1.5cm" svg:height="1.148cm" draw:transform="rotate (-3.14159265358979) translate (11.666cm 19.125cm)">
          <draw:text-box>
            <text:p text:style-name="P11"><text:span text:style-name="T8">...</text:span></text:p>
          </draw:text-box>
        </draw:frame>
        <draw:line draw:style-name="gr18" draw:layer="layout" svg:x1="10.916cm" svg:y1="17.501cm" svg:x2="10.916cm" svg:y2="18.001cm">
          <text:p/>
        </draw:line>
        <draw:frame draw:style-name="gr15" draw:text-style-name="P12" draw:layer="layout" svg:width="11cm" svg:height="2.25cm" svg:x="1.416cm" svg:y="21.376cm">
          <draw:text-box>
            <text:p text:style-name="P11"><text:span text:style-name="T6">irq_handler</text:span><text:span text:style-name="T10">0.1</text:span><text:span text:style-name="T6">()</text:span></text:p>
            <text:p text:style-name="P11"><text:span text:style-name="T7">table</text:span><text:span text:style-name="T11">0.1</text:span><text:span text:style-name="T12">[</text:span><text:span text:style-name="T7">irq_no</text:span><text:span text:style-name="T11">0.1</text:span><text:span text:style-name="T12">]</text:span><text:span text:style-name="T7">();</text:span></text:p>
          </draw:text-box>
        </draw:frame>
        <draw:line draw:style-name="gr19" draw:layer="layout" svg:x1="5.416cm" svg:y1="21.001cm" svg:x2="5.416cm" svg:y2="20.001cm">
          <text:p/>
        </draw:line>
        <draw:polyline draw:style-name="gr12" draw:text-style-name="P14" draw:layer="layout" svg:width="5.499cm" svg:height="0.499cm" svg:x="6.916cm" svg:y="21.001cm" svg:viewBox="0 0 5500 500" draw:points="0,500 0,0 5500,0 5500,500">
          <text:p/>
        </draw:polyline>
        <draw:frame draw:style-name="gr17" draw:text-style-name="P15" draw:layer="layout" svg:width="1.5cm" svg:height="1.148cm" draw:transform="rotate (-3.14159265358979) translate (13.166cm 22.625cm)">
          <draw:text-box>
            <text:p text:style-name="P11"><text:span text:style-name="T8">...</text:span></text:p>
          </draw:text-box>
        </draw:frame>
        <draw:frame draw:style-name="gr9" draw:text-style-name="P13" draw:layer="layout" svg:width="1.147cm" svg:height="1.148cm" draw:transform="rotate (-3.14159265358979) translate (6.416cm 4.502cm)">
          <draw:text-box>
            <text:p text:style-name="P4"><text:span text:style-name="T8">...</text:span></text:p>
          </draw:text-box>
        </draw:frame>
        <draw:polyline draw:style-name="gr12" draw:text-style-name="P14" draw:layer="layout" svg:width="1.999cm" svg:height="0.499cm" svg:x="5.916cm" svg:y="5.501cm" svg:viewBox="0 0 2000 500" draw:points="0,500 2000,500 2000,0">
          <text:p/>
        </draw:polyline>
        <draw:polyline draw:style-name="gr12" draw:text-style-name="P14" draw:layer="layout" svg:width="5.499cm" svg:height="0.499cm" svg:x="1.416cm" svg:y="21.001cm" svg:viewBox="0 0 5500 500" draw:points="5500,0 0,0 0,500">
          <text:p/>
        </draw:polyline>
        <draw:frame draw:style-name="gr17" draw:text-style-name="P15" draw:layer="layout" svg:width="1.5cm" svg:height="1.148cm" draw:transform="rotate (-3.14159265358979) translate (2.166cm 22.526cm)">
          <draw:text-box>
            <text:p text:style-name="P11"><text:span text:style-name="T8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4" draw:display-name="Arrowheads 34" svg:viewBox="0 0 250 250" svg:d="M125 0l125 250h-250z"/>
    <draw:marker draw:name="Arrowheads_20_35" draw:display-name="Arrowheads 35" svg:viewBox="0 0 250 250" svg:d="M125 0l125 250h-250z"/>
    <draw:marker draw:name="Arrowheads_20_36" draw:display-name="Arrowheads 36" svg:viewBox="0 0 250 250" svg:d="M125 0l125 250h-250z"/>
    <draw:marker draw:name="Arrowheads_20_37" draw:display-name="Arrowheads 37" svg:viewBox="0 0 250 250" svg:d="M125 0l125 250h-250z"/>
    <draw:marker draw:name="Arrowheads_20_38" draw:display-name="Arrowheads 38" svg:viewBox="0 0 250 250" svg:d="M125 0l125 250h-250z"/>
    <draw:marker draw:name="Square_20_unfilled" draw:display-name="Square unfilled" svg:viewBox="0 0 300 300" svg:d="M0 0h300v300h-300zM20 20h260v260h-260z"/>
    <draw:stroke-dash draw:name="Dash_20_2" draw:display-name="Dash 2" draw:style="rect" draw:dots1="1" draw:dots1-length="0.02cm" draw:dots2="1" draw:dots2-length="0.02cm" draw:distance="0.02cm"/>
    <draw:stroke-dash draw:name="Ultrafein_20_gestrichelt" draw:display-name="Ultrafein gestrichelt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09:00:45.744001215</meta:creation-date>
    <dc:date>2023-05-13T09:06:59.043588789</dc:date>
    <meta:editing-duration>PT6M12S</meta:editing-duration>
    <meta:editing-cycles>4</meta:editing-cycles>
    <meta:generator>LibreOffice/7.3.7.2$Linux_X86_64 LibreOffice_project/30$Build-2</meta:generator>
    <meta:document-statistic meta:object-count="39"/>
  </office:meta>
</office:document-meta>
</file>